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073cm" svg:stroke-color="#6c7771" draw:fill="solid" draw:fill-color="#93a29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3cm" svg:stroke-color="#6c7771" draw:fill="solid" draw:fill-color="#ad8f6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3cm" svg:stroke-color="#6c7771" draw:fill="solid" draw:fill-color="#00b05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9cm" svg:stroke-color="#0070c0" draw:marker-end="msArrowOpenEnd_20_5" draw:marker-end-width="0.35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9cm" svg:stroke-color="#ff0000" draw:marker-end="msArrowOpenEnd_20_5" draw:marker-end-width="0.35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3cm" svg:stroke-color="#6c7771" draw:fill="solid" draw:fill-color="#e4988a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subtitle" style:list-style-name="L12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e_20_de_20_titre-notes">
      <style:graphic-properties draw:fill-color="#ffffff" fo:min-height="13.364cm"/>
    </style:style>
    <style:style style:name="pr4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re_20_et_20_contenu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6" style:family="presentation" style:parent-style-name="Titre_20_et_20_contenu-notes">
      <style:graphic-properties draw:fill-color="#ffffff" fo:min-height="13.364cm"/>
    </style:style>
    <style:style style:name="pr7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7576e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 fo:hyphenate="false"/>
    </style:style>
    <style:style style:name="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 fo:hyphenate="false"/>
    </style:style>
    <style:style style:name="P14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4pt" fo:hyphenate="false"/>
    </style:style>
    <style:style style:name="P1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24pt"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7" style:family="paragraph">
      <loext:graphic-properties draw:fill="solid" draw:fill-color="#93a299"/>
      <style:paragraph-properties fo:text-align="start" style:font-independent-line-spacing="true"/>
      <style:text-properties fo:font-size="18pt"/>
    </style:style>
    <style:style style:name="P18" style:family="paragraph">
      <loext:graphic-properties draw:fill="solid" draw:fill-color="#ad8f67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loext:graphic-properties draw:fill="solid" draw:fill-color="#e4988a"/>
      <style:paragraph-properties fo:text-align="start" style:font-independent-line-spacing="true"/>
      <style:text-properties fo:font-size="18pt"/>
    </style:style>
    <style:style style:name="T1" style:family="text">
      <style:text-properties fo:text-transform="uppercase" fo:color="#d2533c" style:text-line-through-style="none" style:text-line-through-type="none" style:text-position="0% 100%" style:font-name="Arial1" fo:font-size="54pt" fo:letter-spacing="-0.034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d2533c" style:text-line-through-style="none" style:text-line-through-type="none" style:text-position="0% 100%" style:font-name="Arial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29293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292934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d2533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style:font-pitch="variable" fo:color="#93a299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style:font-pitch="variable" fo:color="#93a299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-0.6cm" text:min-label-width="0.6cm"/>
        <style:text-properties fo:color="#93a299" fo:font-size="8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frame draw:name="Titre 1" presentation:style-name="pr1" draw:text-style-name="P2" draw:layer="layout" svg:width="21.801cm" svg:height="5.352cm" svg:x="1.905cm" svg:y="3.81cm" presentation:class="title" presentation:user-transformed="true">
          <draw:text-box>
            <text:p text:style-name="P1"><text:span text:style-name="T1">Mémo DNS</text:span></text:p>
          </draw:text-box>
        </draw:frame>
        <draw:frame draw:name="Sous-titre 2" presentation:style-name="pr2" draw:text-style-name="P3" draw:layer="layout" svg:width="17.779cm" svg:height="4.867cm" svg:x="1.905cm" svg:y="9.737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s principaux" draw:style-name="dp1" draw:master-page-name="Titre_20_et_20_contenu" presentation:presentation-page-layout-name="AL2T11">
        <draw:frame draw:name="Titre 1" presentation:style-name="pr4" draw:text-style-name="P5" draw:layer="layout" svg:width="22.859cm" svg:height="2.751cm" svg:x="1.27cm" svg:y="1.482cm" presentation:class="title" presentation:user-transformed="true">
          <draw:text-box>
            <text:p text:style-name="P1"><text:span text:style-name="T2">Points principaux</text:span></text:p>
          </draw:text-box>
        </draw:frame>
        <draw:frame draw:name="Espace réservé du contenu 10" presentation:style-name="pr5" draw:text-style-name="P11" draw:layer="layout" svg:width="12.229cm" svg:height="13.546cm" svg:x="0.499cm" svg:y="4.324cm" presentation:class="outline" presentation:user-transformed="true">
          <draw:text-box>
            <text:list text:style-name="L2">
              <text:list-item>
                <text:p text:style-name="P6"><text:span text:style-name="T3">Fonctionnement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Converti un Nom en adresse IP (A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5">Résolution directe (direct)</text:span></text:p>
                      </text:list-item>
                      <text:list-item>
                        <text:p text:style-name="P8"><text:span text:style-name="T5">Ou une autre information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6">Un autre nom (CNAME)</text:span></text:p>
                          </text:list-item>
                          <text:list-item>
                            <text:p text:style-name="P9"><text:span text:style-name="T6">Un texte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4">Une Ip vers un Nom (PTR)</text:span></text:p>
                    <text:list>
                      <text:list-item>
                        <text:p text:style-name="P8"><text:span text:style-name="T5">Résolution inverse (reverse)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5"/></text:p>
            <text:list text:continue-numbering="true" text:style-name="L5">
              <text:list-item>
                <text:p text:style-name="P6"><text:span text:style-name="T3">Architecture</text:span></text:p>
                <text:list>
                  <text:list-item>
                    <text:p text:style-name="P7"><text:span text:style-name="T4">Distribué</text:span></text:p>
                    <text:list>
                      <text:list-item>
                        <text:p text:style-name="P8"><text:span text:style-name="T5">Délégation </text:span></text:p>
                      </text:list-item>
                    </text:list>
                  </text:list-item>
                  <text:list-item>
                    <text:p text:style-name="P7"><text:span text:style-name="T4">Hiérarchique</text:span></text:p>
                    <text:list>
                      <text:list-item>
                        <text:p text:style-name="P8"><text:span text:style-name="T5">Organise en arbre</text:span></text:p>
                      </text:list-item>
                    </text:list>
                  </text:list-item>
                  <text:list-item>
                    <text:p text:style-name="P7"><text:span text:style-name="T4">Redondance</text:span></text:p>
                    <text:list>
                      <text:list-item>
                        <text:p text:style-name="P8"><text:span text:style-name="T5">Master/Slave</text:span></text:p>
                      </text:list-item>
                    </text:list>
                  </text:list-item>
                  <text:list-item>
                    <text:p text:style-name="P7"><text:span text:style-name="T4">Type de serveur</text:span></text:p>
                    <text:list>
                      <text:list-item>
                        <text:p text:style-name="P8"><text:span text:style-name="T5">Itératif (Transmet)</text:span></text:p>
                      </text:list-item>
                      <text:list-item>
                        <text:p text:style-name="P8"><text:span text:style-name="T5">Récursif (Obtient)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5"/></text:p>
            <text:list text:continue-numbering="true" text:style-name="L5">
              <text:list-item>
                <text:list>
                  <text:list-item>
                    <text:p text:style-name="P7"><text:span text:style-name="T4">Nommage et HPC</text:span></text:p>
                    <text:list>
                      <text:list-item>
                        <text:p text:style-name="P8"><text:span text:style-name="T5">Noeud1000,Noeud1001</text:span></text:p>
                      </text:list-item>
                      <text:list-item>
                        <text:p text:style-name="P8"><text:span text:style-name="T5">Clush –w nœud[1000-1500] yum upgrade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5"/></text:p>
          </draw:text-box>
        </draw:frame>
        <draw:custom-shape draw:name="Espace réservé du contenu 10" draw:style-name="gr2" draw:text-style-name="P11" draw:layer="layout" svg:width="12.229cm" svg:height="13.546cm" svg:x="12.992cm" svg:y="4.277cm">
          <text:list text:style-name="L6">
            <text:list-item>
              <text:p text:style-name="P12"><text:span text:style-name="T3">Forme</text:span></text:p>
            </text:list-item>
          </text:list>
          <text:list text:style-name="L7">
            <text:list-item>
              <text:list>
                <text:list-item>
                  <text:p text:style-name="P13"><text:span text:style-name="T4">www.yahoo.fr</text:span></text:p>
                </text:list-item>
                <text:list-item>
                  <text:p text:style-name="P13"><text:span text:style-name="T4">domaine.domaine.tld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4"><text:span text:style-name="T5">Top Level Domain</text:span></text:p>
                    </text:list-item>
                    <text:list-item>
                      <text:p text:style-name="P14"><text:span text:style-name="T5">www peut être</text:span></text:p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<text:span text:style-name="T6">Un sous domaine</text:span></text:p>
                        </text:list-item>
                        <text:list-item>
                          <text:p text:style-name="P15"><text:span text:style-name="T6">Une machine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3"><text:span text:style-name="T4">Serveur1</text:span></text:p>
                  <text:list>
                    <text:list-item>
                      <text:p text:style-name="P14"><text:span text:style-name="T5">Résolution avec les domaines de recherche</text:span></text:p>
                    </text:list-item>
                  </text:list>
                </text:list-item>
                <text:list-item>
                  <text:p text:style-name="P13"><text:span text:style-name="T4">Serveur1.ccc.cdc.fr.</text:span></text:p>
                  <text:list>
                    <text:list-item>
                      <text:p text:style-name="P14"><text:span text:style-name="T5">FQDN</text:span></text:p>
                      <text:list>
                        <text:list-item>
                          <text:p text:style-name="P15"><text:span text:style-name="T6">Fully Qualified Domain nam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2"><text:span text:style-name="T3"/></text:p>
          <text:list text:continue-numbering="true" text:style-name="L9">
            <text:list-item>
              <text:p text:style-name="P12"><text:span text:style-name="T3">Performance/Redondance</text:span></text:p>
              <text:list>
                <text:list-item>
                  <text:p text:style-name="P13"><text:span text:style-name="T4">Cache</text:span></text:p>
                  <text:list>
                    <text:list-item>
                      <text:p text:style-name="P14"><text:span text:style-name="T5">Client (NSCD, …)</text:span></text:p>
                    </text:list-item>
                    <text:list-item>
                      <text:p text:style-name="P14"><text:span text:style-name="T5">Serveur </text:span></text:p>
                    </text:list-item>
                  </text:list>
                </text:list-item>
                <text:list-item>
                  <text:p text:style-name="P13"><text:span text:style-name="T4">Round Robin</text:span></text:p>
                  <text:list>
                    <text:list-item>
                      <text:p text:style-name="P14"><text:span text:style-name="T5">Plusieurs IP pour une adresse</text:span></text:p>
                    </text:list-item>
                  </text:list>
                </text:list-item>
                <text:list-item>
                  <text:p text:style-name="P13"><text:span text:style-name="T4">Master/Slave/Slave</text:span></text:p>
                </text:list-item>
                <text:list-item>
                  <text:p text:style-name="P13"><text:span text:style-name="T4">SLD/HLD</text:span></text:p>
                </text:list-item>
              </text:list>
            </text:list-item>
          </text:list>
          <text:p text:style-name="P14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chitecture DNS possible" draw:style-name="dp1" draw:master-page-name="Titre_20_et_20_contenu" presentation:presentation-page-layout-name="AL2T11">
        <draw:frame draw:name="Titre 1" presentation:style-name="pr4" draw:text-style-name="P5" draw:layer="layout" svg:width="22.859cm" svg:height="2.751cm" svg:x="1.27cm" svg:y="1.482cm" presentation:class="title" presentation:user-transformed="true">
          <draw:text-box>
            <text:p text:style-name="P1"><text:span text:style-name="T2">Architecture DNS possible</text:span></text:p>
          </draw:text-box>
        </draw:frame>
        <draw:frame draw:name="Espace réservé du contenu 2" presentation:style-name="pr7" draw:text-style-name="P11" draw:layer="layout" svg:width="22.859cm" svg:height="13.546cm" svg:x="1.27cm" svg:y="4.445cm" presentation:class="outline" presentation:user-transformed="true">
          <draw:text-box>
            <text:list text:style-name="L10">
              <text:list-item>
                <text:list>
                  <text:list-item>
                    <text:list>
                      <text:list-item>
                        <text:p text:style-name="P8"><text:span text:style-name="T5">Replication zones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5"/></text:p>
            <text:list text:continue-numbering="true" text:style-name="L10">
              <text:list-item>
                <text:list>
                  <text:list-item>
                    <text:list>
                      <text:list-item>
                        <text:p text:style-name="P8"><text:span text:style-name="T5">Forwar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Arrondir un rectangle avec un coin diagonal 3" draw:style-name="gr3" draw:text-style-name="P17" draw:layer="layout" svg:width="7.6cm" svg:height="9.6cm" svg:x="1.099cm" svg:y="8.325cm">
          <text:p text:style-name="P16"><text:span text:style-name="T7">Monde extérieur</text:span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ectangle 4" draw:style-name="gr3" draw:text-style-name="P17" draw:layer="layout" svg:width="15.201cm" svg:height="12.2cm" svg:x="9.3cm" svg:y="5.925cm">
          <text:p text:style-name="P16"><text:span text:style-name="T7"/></text:p>
          <text:p text:style-name="P16"><text:span text:style-name="T7"/></text:p>
          <text:p text:style-name="P16"><text:span text:style-name="T7"/></text:p>
          <text:p text:style-name="P16"><text:span text:style-name="T7"/></text:p>
          <text:p text:style-name="P16"><text:span text:style-name="T7"/></text:p>
          <text:p text:style-name="P16"><text:span text:style-name="T7"/></text:p>
          <text:p text:style-name="P16"><text:span text:style-name="T7"/></text:p>
          <text:p text:style-name="P16"><text:span text:style-name="T7"/></text:p>
          <text:p text:style-name="P16"><text:span text:style-name="T7"/></text:p>
          <text:p text:style-name="P16"><text:span text:style-name="T7"/></text:p>
          <text:p text:style-name="P16"><text:span text:style-name="T7"/></text:p>
          <text:p text:style-name="P16"><text:span text:style-name="T7"/></text:p>
          <text:p text:style-name="P16"><text:span text:style-name="T7"/></text:p>
          <text:p text:style-name="P16"><text:span text:style-name="T7"/></text:p>
          <text:p text:style-name="P16"><text:span text:style-name="T7">Centre de calcu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18" draw:layer="layout" svg:width="13.801cm" svg:height="8cm" svg:x="10.3cm" svg:y="8.725cm">
          <text:p text:style-name="P16"><text:span text:style-name="T7"/></text:p>
          <text:p text:style-name="P16"><text:span text:style-name="T7"/></text:p>
          <text:p text:style-name="P16"><text:span text:style-name="T7"/></text:p>
          <text:p text:style-name="P16"><text:span text:style-name="T7"/></text:p>
          <text:p text:style-name="P16"><text:span text:style-name="T7"/></text:p>
          <text:p text:style-name="P16"><text:span text:style-name="T7"/></text:p>
          <text:p text:style-name="P16"><text:span text:style-name="T7"/></text:p>
          <text:p text:style-name="P16"><text:span text:style-name="T7"/></text:p>
          <text:p text:style-name="P16"><text:span text:style-name="T7"><text:tab/></text:span><text:span text:style-name="T7">Zone services </text:span></text:p>
          <text:p text:style-name="P16"><text:span text:style-name="T7"><text:tab/></text:span><text:span text:style-name="T7">ccc.cdc.f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" draw:text-style-name="P18" draw:layer="layout" svg:width="13.801cm" svg:height="1.787cm" svg:x="10.3cm" svg:y="6.537cm">
          <text:p text:style-name="P16"><text:span text:style-name="T7">Zone Admin</text:span></text:p>
          <text:p text:style-name="P16"><text:span text:style-name="T7">Admin.cdc.f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rondir un rectangle avec un coin diagonal 7" draw:style-name="gr3" draw:text-style-name="P17" draw:layer="layout" svg:width="3.799cm" svg:height="3.599cm" svg:x="10.9cm" svg:y="9.125cm">
          <text:p text:style-name="P16"><text:span text:style-name="T7">Calc1.ccc.cdc.fr</text:span></text:p>
          <text:p text:style-name="P16"><text:span text:style-name="T7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8" draw:style-name="gr3" draw:text-style-name="P17" draw:layer="layout" svg:width="3.599cm" svg:height="3.604cm" svg:x="19.701cm" svg:y="9.12cm">
          <text:p text:style-name="P16"><text:span text:style-name="T7">stock.ccc.cdc.fr</text:span></text:p>
          <text:p text:style-name="P16"><text:span text:style-name="T7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9" draw:style-name="gr3" draw:text-style-name="P17" draw:layer="layout" svg:width="3.899cm" svg:height="3.604cm" svg:x="15.2cm" svg:y="9.12cm">
          <text:p text:style-name="P16"><text:span text:style-name="T7">Calc2.ccc.cdc.fr</text:span></text:p>
          <text:p text:style-name="P16"><text:span text:style-name="T7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11" draw:style-name="gr3" draw:text-style-name="P17" draw:layer="layout" svg:width="3.999cm" svg:height="3.399cm" svg:x="10.7cm" svg:y="13.125cm">
          <text:p text:style-name="P16"><text:span text:style-name="T7">Service Externes</text:span></text:p>
          <text:p text:style-name="P16"><text:span text:style-name="T7">Serv-ext.cdc.fr</text:span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12" draw:style-name="gr5" draw:text-style-name="P19" draw:layer="layout" svg:width="1.999cm" svg:height="1.176cm" svg:x="12.446cm" svg:y="11.549cm">
          <text:p text:style-name="P16"><text:span text:style-name="T8">Serveur</text:span></text:p>
          <text:p text:style-name="P16"><text:span text:style-name="T8">DNS</text:span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13" draw:style-name="gr5" draw:text-style-name="P19" draw:layer="layout" svg:width="1.999cm" svg:height="1.176cm" svg:x="16.9cm" svg:y="11.549cm">
          <text:p text:style-name="P16"><text:span text:style-name="T8">Serveur</text:span></text:p>
          <text:p text:style-name="P16"><text:span text:style-name="T8">DNS</text:span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14" draw:style-name="gr5" draw:text-style-name="P19" draw:layer="layout" svg:width="1.999cm" svg:height="1.176cm" svg:x="20.901cm" svg:y="11.549cm">
          <text:p text:style-name="P16"><text:span text:style-name="T8">Serveur</text:span></text:p>
          <text:p text:style-name="P16"><text:span text:style-name="T8">DNS</text:span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15" draw:style-name="gr5" draw:text-style-name="P19" draw:layer="layout" svg:width="1.999cm" svg:height="1.682cm" svg:x="14.2cm" svg:y="13.649cm">
          <text:p text:style-name="P16"><text:span text:style-name="T8">Serveur</text:span></text:p>
          <text:p text:style-name="P16"><text:span text:style-name="T8">DNS</text:span></text:p>
          <text:p text:style-name="P16"><text:span text:style-name="T8">Itératif</text:span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16" draw:style-name="gr5" draw:text-style-name="P19" draw:layer="layout" svg:width="1.999cm" svg:height="1.176cm" svg:x="20.047cm" svg:y="6.842cm">
          <text:p text:style-name="P16"><text:span text:style-name="T8">Serveur</text:span></text:p>
          <text:p text:style-name="P16"><text:span text:style-name="T8">DNS</text:span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Connecteur droit avec flèche 27" draw:style-name="gr6" draw:text-style-name="P20" draw:layer="layout" svg:width="2.776cm" svg:height="0.001cm" svg:x="3.499cm" svg:y="7.7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28" draw:style-name="gr6" draw:text-style-name="P20" draw:layer="layout" svg:width="5.3cm" svg:height="5.905cm" svg:x="16.2cm" svg:y="8.01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Arrondir un rectangle avec un coin diagonal 31" draw:style-name="gr5" draw:text-style-name="P19" draw:layer="layout" svg:width="2.999cm" svg:height="2.176cm" svg:x="3.899cm" svg:y="15.349cm">
          <text:p text:style-name="P16"><text:span text:style-name="T8">Serveur</text:span></text:p>
          <text:p text:style-name="P16"><text:span text:style-name="T8">DNS</text:span></text:p>
          <text:p text:style-name="P16"><text:span text:style-name="T8">Externe</text:span></text:p>
          <text:p text:style-name="P16"><text:span text:style-name="T8"/></text:p>
          <text:p text:style-name="P16"><text:span text:style-name="T8">Récursif</text:span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Connecteur droit avec flèche 32" draw:style-name="gr6" draw:text-style-name="P20" draw:layer="layout" svg:width="7.369cm" svg:height="1.211cm" svg:x="6.828cm" svg:y="14.7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25" draw:style-name="gr7" draw:text-style-name="P20" draw:layer="layout" svg:width="2.776cm" svg:height="0.001cm" svg:x="3.689cm" svg:y="5.7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29" draw:style-name="gr6" draw:text-style-name="P20" draw:layer="layout" svg:width="0.826cm" svg:height="0.956cm" svg:x="14.373cm" svg:y="12.6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30" draw:style-name="gr6" draw:text-style-name="P20" draw:layer="layout" svg:width="2.299cm" svg:height="1.764cm" svg:x="16.198cm" svg:y="12.7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33" draw:style-name="gr6" draw:text-style-name="P20" draw:layer="layout" svg:width="6.7cm" svg:height="2.033cm" svg:x="16.2cm" svg:y="12.69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34" draw:style-name="gr7" draw:text-style-name="P20" draw:layer="layout" svg:width="0.546cm" svg:height="0.842cm" svg:x="13.9cm" svg:y="12.72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rrondir un rectangle avec un coin diagonal 42" draw:style-name="gr8" draw:text-style-name="P21" draw:layer="layout" svg:width="1.999cm" svg:height="1.176cm" svg:x="22.048cm" svg:y="6.842cm">
          <text:p text:style-name="P16"><text:span text:style-name="T8">Serveur</text:span></text:p>
          <text:p text:style-name="P16"><text:span text:style-name="T8">DNS</text:span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Connecteur droit avec flèche 35" draw:style-name="gr7" draw:text-style-name="P20" draw:layer="layout" svg:width="0.699cm" svg:height="0.956cm" svg:x="16.2cm" svg:y="12.69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37" draw:style-name="gr7" draw:text-style-name="P20" draw:layer="layout" svg:width="4.9cm" svg:height="1.511cm" svg:x="16.2cm" svg:y="12.7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rrondir un rectangle avec un coin diagonal 40" draw:style-name="gr5" draw:text-style-name="P19" draw:layer="layout" svg:width="4.343cm" svg:height="1.176cm" svg:x="10.757cm" svg:y="4.324cm">
          <text:p text:style-name="P16"><text:span text:style-name="T8">Serveur</text:span></text:p>
          <text:p text:style-name="P16"><text:span text:style-name="T8">DNS Primary</text:span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41" draw:style-name="gr8" draw:text-style-name="P21" draw:layer="layout" svg:width="4.343cm" svg:height="1.176cm" svg:x="15.729cm" svg:y="4.324cm">
          <text:p text:style-name="P16"><text:span text:style-name="T8">Serveur</text:span></text:p>
          <text:p text:style-name="P16"><text:span text:style-name="T8">DNS Secondaire</text:span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43" draw:style-name="gr8" draw:text-style-name="P21" draw:layer="layout" svg:width="1.999cm" svg:height="1.176cm" svg:x="14.2cm" svg:y="15.189cm">
          <text:p text:style-name="P16"><text:span text:style-name="T8">Serveur</text:span></text:p>
          <text:p text:style-name="P16"><text:span text:style-name="T8">DNS</text:span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3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3cm" draw:fill="solid" draw:fill-color="#93a29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53cm" svg:stroke-color="#d2533c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93a299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font-size="54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>
      <style:paragraph-properties fo:margin-top="0cm" fo:margin-bottom="0cm" fo:line-height="100%" fo:text-align="start" style:punctuation-wrap="hanging" style:writing-mode="lr-tb"/>
      <style:text-properties fo:font-size="40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 fo:hyphenate="false"/>
    </style:style>
    <style:style style:name="MP17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4pt" fo:hyphenate="false"/>
    </style:style>
    <style:style style:name="MP18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24pt" fo:hyphenate="false"/>
    </style:style>
    <style:style style:name="MP19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font-size="24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text-transform="uppercase" fo:color="#d2533c" style:text-line-through-style="none" style:text-line-through-type="none" style:text-position="0% 100%" style:font-name="Arial1" fo:font-size="54pt" fo:letter-spacing="-0.034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variant="normal" fo:text-transform="none" fo:color="#d2533c" style:text-line-through-style="none" style:text-line-through-type="none" style:text-position="0% 100%" style:font-name="Arial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29293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292934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292934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d2533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style:font-pitch="variable" fo:color="#93a299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style:font-pitch="variable" fo:color="#93a299" fo:font-size="100%"/>
      </text:list-level-style-bullet>
      <text:list-level-style-bullet text:level="5" text:bullet-char="•">
        <style:list-level-properties text:space-before="2.922cm" text:min-label-width="0.38cm"/>
        <style:text-properties fo:font-family="Arial" style:font-family-generic="swiss" style:font-pitch="variable" fo:color="#93a299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Diapositive_20_de_20_titre" style:display-name="Diapositive de titre" style:page-layout-name="PM1" draw:style-name="Mdp1">
      <draw:custom-shape draw:name="Rectangle 9" draw:style-name="Mgr3" draw:text-style-name="MP5" draw:layer="backgroundobjects" svg:width="25.399cm" svg:height="0.634cm" svg:x="0cm" svg:y="0.61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6" draw:layer="backgroundobjects" svg:width="25.399cm" svg:height="1.015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1.801cm" svg:height="5.352cm" svg:x="1.905cm" svg:y="3.81cm" presentation:class="title" presentation:user-transformed="true">
        <draw:text-box>
          <text:p text:style-name="MP7"><text:span text:style-name="MT1">Modifiez le style du titre</text:span></text:p>
        </draw:text-box>
      </draw:frame>
      <draw:frame draw:name="Date Placeholder 3" presentation:style-name="Mpr2" draw:text-style-name="MP10" draw:layer="backgroundobjects" svg:width="8.042cm" svg:height="0.913cm" svg:x="1.27cm" svg:y="0.051cm" presentation:class="date-time" presentation:user-transformed="true">
        <draw:text-box>
          <text:p text:style-name="MP9"><text:span text:style-name="MT2"><text:date style:data-style-name="D1" text:date-value="2019-02-22">22/02/2019</text:date></text:span></text:p>
        </draw:text-box>
      </draw:frame>
      <draw:frame draw:name="Footer Placeholder 4" presentation:style-name="Mpr2" draw:text-style-name="MP10" draw:layer="backgroundobjects" svg:width="11.429cm" svg:height="0.913cm" svg:x="9.525cm" svg:y="0.051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2.962cm" svg:height="0.913cm" svg:x="21.167cm" svg:y="0.051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draw:line draw:name="Straight Connector 7" draw:style-name="Mgr5" draw:text-style-name="MP12" draw:layer="backgroundobjects" svg:x1="1.905cm" svg:y1="9.44cm" svg:x2="23.706cm" svg:y2="9.444cm">
        <text:p/>
      </draw:line>
      <draw:frame presentation:style-name="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re_20_et_20_contenu" style:display-name="Titre et contenu" style:page-layout-name="PM1" draw:style-name="Mdp1">
      <draw:custom-shape draw:name="Rectangle 9" draw:style-name="Mgr3" draw:text-style-name="MP5" draw:layer="backgroundobjects" svg:width="25.399cm" svg:height="0.634cm" svg:x="0cm" svg:y="0.61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6" draw:layer="backgroundobjects" svg:width="25.399cm" svg:height="1.015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4" draw:layer="backgroundobjects" svg:width="22.859cm" svg:height="2.751cm" svg:x="1.27cm" svg:y="1.482cm" presentation:class="title" presentation:user-transformed="true">
        <draw:text-box>
          <text:p text:style-name="MP13"><text:span text:style-name="MT4">Modifiez le style du titre</text:span></text:p>
        </draw:text-box>
      </draw:frame>
      <draw:frame draw:name="Content Placeholder 2" presentation:style-name="Mpr6" draw:text-style-name="MP20" draw:layer="backgroundobjects" svg:width="22.859cm" svg:height="13.546cm" svg:x="1.27cm" svg:y="4.445cm" presentation:class="outline" presentation:user-transformed="true">
        <draw:text-box>
          <text:list text:style-name="ML5">
            <text:list-item>
              <text:p text:style-name="MP15"><text:span text:style-name="MT5">Modifiez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6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7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8.042cm" svg:height="0.913cm" svg:x="1.27cm" svg:y="0.051cm" presentation:class="date-time" presentation:user-transformed="true">
        <draw:text-box>
          <text:p text:style-name="MP9"><text:span text:style-name="MT2"><text:date style:data-style-name="D1" text:date-value="2019-02-22">22/02/2019</text:date></text:span></text:p>
        </draw:text-box>
      </draw:frame>
      <draw:frame draw:name="Footer Placeholder 4" presentation:style-name="Mpr7" draw:text-style-name="MP10" draw:layer="backgroundobjects" svg:width="11.429cm" svg:height="0.913cm" svg:x="9.525cm" svg:y="0.051cm" presentation:class="footer" presentation:user-transformed="true">
        <draw:text-box>
          <text:p/>
        </draw:text-box>
      </draw:frame>
      <draw:frame draw:name="Slide Number Placeholder 5" presentation:style-name="Mpr7" draw:text-style-name="MP11" draw:layer="backgroundobjects" svg:width="2.962cm" svg:height="0.913cm" svg:x="21.167cm" svg:y="0.051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14.848cm" svg:height="11.136cm" svg:x="3.075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NS</dc:title>
    <meta:initial-creator>ANDRIEU Jerome 605585</meta:initial-creator>
    <dc:creator>ANDRIEU Jerome 605585</dc:creator>
    <meta:editing-cycles>34</meta:editing-cycles>
    <meta:creation-date>2018-03-05T08:33:47</meta:creation-date>
    <dc:date>2019-02-18T10:18:38</dc:date>
    <meta:editing-duration>PT1H36M</meta:editing-duration>
    <meta:generator>LibreOffice/5.2.7.2$Linux_X86_64 LibreOffice_project/20m0$Build-2</meta:generator>
    <meta:document-statistic meta:object-count="7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Clarity" xlink:href=""/>
  </office:meta>
</office:document-meta>
</file>